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3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7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style-name="Regular" style:font-pitch="fixed" fo:font-size="10pt"/>
    </style:style>
    <style:style style:name="T3" style:family="text">
      <style:text-properties fo:font-family="'Courier New'" style:font-pitch="fixed" fo:font-size="10pt"/>
    </style:style>
    <style:style style:name="T4" style:family="text">
      <style:text-properties style:text-position="sub 58%" fo:font-family="'Courier New'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2cm" svg:height="2.13cm" svg:x="0.499cm" svg:y="0.142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4782.0089955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13cm" svg:x="3.196cm" svg:y="0.142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13cm" svg:x="5.842cm" svg:y="0.142cm">
          <text:p text:style-name="P1"><text:span text:style-name="T1">epilogue</text:span></text:p>
          <draw:enhanced-geometry svg:viewBox="0 0 21600 21600" draw:path-stretchpoint-x="10800" draw:path-stretchpoint-y="10800" draw:text-areas="?f3 ?f4 ?f5 ?f6" draw:type="round-rectangle" draw:modifiers="4737.690241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756cm" svg:height="0.399cm" svg:x="-0.136cm" svg:y="1.66cm">
          <draw:text-box>
            <text:p text:style-name="P3"><text:span text:style-name="T2"><text:s/></text:span><text:span text:style-name="T2">o </text:span></text:p>
          </draw:text-box>
        </draw:frame>
        <draw:frame draw:style-name="gr3" draw:text-style-name="P4" draw:layer="layout" svg:width="0.637cm" svg:height="0.399cm" svg:x="-0.136cm" svg:y="0.844cm">
          <draw:text-box>
            <text:p text:style-name="P3"><text:span text:style-name="T2"><text:s/></text:span><text:span text:style-name="T2">s </text:span></text:p>
          </draw:text-box>
        </draw:frame>
        <draw:connector draw:style-name="gr4" draw:text-style-name="P5" draw:layer="layout" draw:type="curve" svg:x1="1.498cm" svg:y1="1.233cm" svg:x2="1.498cm" svg:y2="1.669cm" draw:start-shape="id1" draw:start-glue-point="8" draw:end-shape="id2" draw:end-glue-point="4">
          <text:p text:style-name="P3"/>
        </draw:connector>
        <draw:frame draw:style-name="gr5" draw:text-style-name="P6" draw:layer="layout" svg:width="0.337cm" svg:height="0.502cm" svg:x="1.369cm" svg:y="2.4cm">
          <draw:text-box>
            <text:p text:style-name="P3"><text:span text:style-name="T3">o</text:span><text:span text:style-name="T4">1</text:span></text:p>
          </draw:text-box>
        </draw:frame>
        <draw:frame draw:style-name="gr5" draw:text-style-name="P7" draw:layer="layout" svg:width="0.337cm" svg:height="0.502cm" svg:x="6.712cm" svg:y="2.4cm">
          <draw:text-box>
            <text:p text:style-name="P3"><text:span text:style-name="T5">o</text:span><text:span text:style-name="T4">T</text:span></text:p>
          </draw:text-box>
        </draw:frame>
        <draw:frame draw:style-name="gr5" draw:text-style-name="P6" draw:layer="layout" svg:width="1.975cm" svg:height="0.502cm" svg:x="3.331cm" svg:y="2.4cm">
          <draw:text-box>
            <text:p text:style-name="P3"><text:span text:style-name="T3">o</text:span><text:span text:style-name="T4">2</text:span><text:span text:style-name="T5">,...,o</text:span><text:span text:style-name="T4">T-1</text:span></text:p>
          </draw:text-box>
        </draw:frame>
        <draw:custom-shape draw:style-name="gr6" draw:text-style-name="P5" draw:id="id1" draw:layer="layout" svg:width="0.38cm" svg:height="0.38cm" svg:x="1.309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2" draw:layer="layout" svg:width="0.38cm" svg:height="0.38cm" svg:x="1.309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4.195cm" svg:y1="1.233cm" svg:x2="4.195cm" svg:y2="1.669cm" draw:start-shape="id3" draw:start-glue-point="8" draw:end-shape="id4" draw:end-glue-point="4">
          <text:p text:style-name="P3"/>
        </draw:connector>
        <draw:custom-shape draw:style-name="gr6" draw:text-style-name="P5" draw:id="id3" draw:layer="layout" svg:width="0.38cm" svg:height="0.38cm" svg:x="4.006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4" draw:layer="layout" svg:width="0.38cm" svg:height="0.38cm" svg:x="4.006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6.841cm" svg:y1="1.233cm" svg:x2="6.841cm" svg:y2="1.669cm" draw:start-shape="id5" draw:start-glue-point="8" draw:end-shape="id6" draw:end-glue-point="4">
          <text:p text:style-name="P3"/>
        </draw:connector>
        <draw:custom-shape draw:style-name="gr6" draw:text-style-name="P5" draw:id="id5" draw:layer="layout" svg:width="0.38cm" svg:height="0.38cm" svg:x="6.652cm" svg:y="0.8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5" draw:id="id6" draw:layer="layout" svg:width="0.38cm" svg:height="0.38cm" svg:x="6.652cm" svg:y="1.669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5" draw:layer="layout" draw:type="curve" svg:x1="1.689cm" svg:y1="1.042cm" svg:x2="4.006cm" svg:y2="1.042cm" draw:start-shape="id1" draw:start-glue-point="10" draw:end-shape="id3" draw:end-glue-point="6">
          <text:p text:style-name="P3"/>
        </draw:connector>
        <draw:connector draw:style-name="gr4" draw:text-style-name="P5" draw:layer="layout" draw:type="curve" svg:x1="4.386cm" svg:y1="1.042cm" svg:x2="6.652cm" svg:y2="1.042cm" draw:start-shape="id3" draw:start-glue-point="10" draw:end-shape="id5" draw:end-glue-point="6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1-23T12:10:56</dc:date>
    <dc:language>en-US</dc:language>
    <meta:editing-cycles>41</meta:editing-cycles>
    <meta:editing-duration>PT8H5M52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